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21fb8" officeooo:paragraph-rsid="00121fb8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officeooo:rsid="00121fb8" officeooo:paragraph-rsid="00121fb8" style:font-size-asian="15pt" style:font-weight-asian="bold" style:font-size-complex="15pt" style:font-weight-complex="bold"/>
    </style:style>
    <style:style style:name="P3" style:family="paragraph" style:parent-style-name="Standard">
      <style:text-properties officeooo:paragraph-rsid="00121fb8"/>
    </style:style>
    <style:style style:name="P4" style:family="paragraph" style:parent-style-name="Standard">
      <style:paragraph-properties fo:margin-top="0cm" fo:margin-bottom="0.397cm" style:contextual-spacing="false" style:line-height-at-least="0.635cm"/>
    </style:style>
    <style:style style:name="P5" style:family="paragraph" style:parent-style-name="Standard">
      <style:paragraph-properties fo:margin-top="0cm" fo:margin-bottom="0.397cm" style:contextual-spacing="false" style:line-height-at-least="0.635cm"/>
      <style:text-properties fo:font-variant="normal" fo:text-transform="none" fo:color="#333333" fo:letter-spacing="normal"/>
    </style:style>
    <style:style style:name="P6" style:family="paragraph" style:parent-style-name="Standard">
      <style:paragraph-properties fo:margin-top="0cm" fo:margin-bottom="0.397cm" style:contextual-spacing="false" style:line-height-at-least="0.635cm"/>
      <style:text-properties fo:font-variant="normal" fo:text-transform="none" fo:color="#333333" style:font-name="arial" fo:font-size="10.5pt" fo:letter-spacing="normal" fo:font-style="normal" fo:font-weight="normal"/>
    </style:style>
    <style:style style:name="T1" style:family="text">
      <style:text-properties officeooo:rsid="00121fb8"/>
    </style:style>
    <style:style style:name="T2" style:family="text">
      <style:text-properties fo:font-variant="normal" fo:text-transform="none" fo:color="#333333" style:font-name="arial" fo:font-size="10.5pt" fo:letter-spacing="normal" fo:font-style="normal" fo:font-weight="normal"/>
    </style:style>
    <style:style style:name="T3" style:family="text">
      <style:text-properties fo:font-variant="normal" fo:text-transform="none" fo:color="#333333" fo:letter-spacing="normal" style:font-name-asian="arial" style:font-size-asian="10.5pt" style:font-style-asian="normal" style:font-weight-asian="normal"/>
    </style:style>
    <style:style style:name="T4" style:family="text">
      <style:text-properties fo:font-variant="normal" fo:text-transform="none" fo:color="#136ec2" style:text-line-through-style="none" style:text-line-through-type="none" style:font-name="arial" fo:font-size="10.5pt" fo:letter-spacing="normal" fo:font-style="normal" style:text-underline-style="none" fo:font-weight="normal" style:text-blinking="false"/>
    </style:style>
    <style:style style:name="T5" style:family="text">
      <style:text-properties fo:font-variant="normal" fo:text-transform="none" fo:color="#136ec2" style:text-line-through-style="none" style:text-line-through-type="none" fo:letter-spacing="normal" style:text-underline-style="none" style:text-blinking="false" style:font-name-asian="arial" style:font-size-asian="10.5pt" style:font-style-asian="normal" style:font-weight-asian="normal"/>
    </style:style>
    <style:style style:name="T6" style:family="text">
      <style:text-properties style:font-name="arial" fo:font-size="10.5pt" fo:font-style="normal" fo:font-weight="normal"/>
    </style:style>
    <style:style style:name="T7" style:family="text">
      <style:text-properties style:font-name-asian="arial" style:font-size-asian="10.5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penGL 程序分析</text:p>
      <text:p text:style-name="P1"/>
      <text:p text:style-name="P1">1：glEnableClientState</text:p>
      <text:p text:style-name="P1"><text:s text:c="3"/>publicvoid glEnableClientState(int array)</text:p>
      <text:p text:style-name="P1"><text:s text:c="3"/>功能：</text:p>
      <text:p text:style-name="P1"><text:s text:c="3"/>启用客户端的某项功能。</text:p>
      <text:p text:style-name="P1"><text:s text:c="3"/>详细：</text:p>
      <text:p text:style-name="P1"><text:s text:c="3"/>glEnableClientState和glDisableClientState启用或禁用客户端的单个功能。默认的，所有客户端功能禁用。</text:p>
      <text:p text:style-name="P1"><text:s text:c="3"/>array可以是下列符号常量：</text:p>
      <text:p text:style-name="P1"><text:s text:c="3"/>GL_COLOR_ARRAY——如果启用，颜色矩阵可以用来写入以及调用glDrawArrays方法或者glDrawElements方法时进行渲染。详见glColorPointer。</text:p>
      <text:p text:style-name="P1"><text:s text:c="3"/>GL_NORMAL_ARRAY——如果启用，法线矩阵可以用来写入以及调用glDrawArrays方法或者glDrawElements方法时进行渲染。详见glNormalPointer。</text:p>
      <text:p text:style-name="P1"><text:s text:c="3"/>GL_TEXTURE_COORD_ARRAY——如果启用，纹理坐标矩阵可以用来写入以及调用glDrawArrays方法或者glDrawElements方法时进行渲染。详见glTexCoordPointer。</text:p>
      <text:p text:style-name="P1"><text:s text:c="3"/>GL_VERTEX_ARRAY——如果启用，顶点矩阵可以用来写入以及调用glDrawArrays方法或者glDrawElements方法时进行渲染。详见glVertexPointer。</text:p>
      <text:p text:style-name="P1"><text:s text:c="3"/>GL_POINT_SIZE_ARRAY_OES(OES_point_size_arrayextension)——如果启用，点大小矩阵控制大小以渲染点和点sprites。这时由glPointSize定义的点大小将被忽略，由点大小矩阵 <text:s/>提供的大小将被用来渲染点和点sprites。详见glPointSize。</text:p>
      <text:p text:style-name="P1"><text:s text:c="3"/>注意：</text:p>
      <text:p text:style-name="P1"><text:s text:c="3"/>启用和禁用GL_TEXTURE_COORD_ARRAY将会影响活动的客户纹理单元，活动的客户纹理单元由glClientActiveTexture控制。</text:p>
      <text:p text:style-name="P1"><text:s text:c="3"/>错误：</text:p>
      <text:p text:style-name="P1"><text:s text:c="3"/>如果array不是被允许的值，将产生GL_INVALID_ENUM。</text:p>
      <text:p text:style-name="P1"><text:s text:c="3"/>参数：</text:p>
      <text:p text:style-name="P1"><text:s text:c="3"/>array——指明启用的功能，允许的符号常量有GL_COLOR_ARRAY,GL_NORMAL_ARRAY,GL_TEXTURE_COORD_ARRAY,GL_VERTEX_ARRAY，和GL_POINT_SIZE_ARRAY_OES (OES_point_size_array extension)</text:p>
      <text:p text:style-name="P1"/>
      <text:p text:style-name="P3"><text:span text:style-name="T1">2：</text:span><text:span text:style-name="T3">终于明白为什么使用</text:span><text:span text:style-name="T2">glPushMatrix()</text:span><text:span text:style-name="T3">和</text:span><text:a xlink:type="simple" xlink:href="http://baike.baidu.com/subview/1280555/1280555.htm" office:target-frame-name="_blank" xlink:show="new"><text:span text:style-name="T4">glPopMatrix</text:span></text:a><text:span text:style-name="T2">()</text:span><text:span text:style-name="T3">的原因了。将本次需要执行的缩放、平移等操作放在</text:span><text:span text:style-name="T2">glPushMatrix</text:span><text:span text:style-name="T3">和</text:span><text:span text:style-name="T2">glPopMatrix</text:span><text:span text:style-name="T3">之间。</text:span><text:span text:style-name="T2">glPushMatrix()</text:span><text:span text:style-name="T3">和</text:span><text:span text:style-name="T2">glPopMatrix()</text:span><text:span text:style-name="T3">的配对使用可以消除上一次的变换对本次变换的影响。使本次变换是以</text:span><text:a xlink:type="simple" xlink:href="http://baike.baidu.com/subview/829500/829500.htm" office:target-frame-name="_blank" xlink:show="new"><text:span text:style-name="T5">世界坐标系</text:span></text:a><text:span text:style-name="T3">的原点为参考点进行。下面对上述结论做进一步的解释：</text:span></text:p>
      <text:p text:style-name="P4"><text:span text:style-name="T2">1</text:span><text:span text:style-name="T3">）</text:span><text:span text:style-name="T2">OpenGL</text:span><text:span text:style-name="T3">中的</text:span><text:span text:style-name="T2">modelview</text:span><text:a xlink:type="simple" xlink:href="http://baike.baidu.com/subview/2633652/2633652.htm" office:target-frame-name="_blank" xlink:show="new"><text:span text:style-name="T5">矩阵变换</text:span></text:a><text:span text:style-name="T3">是一个</text:span><text:a xlink:type="simple" xlink:href="http://baike.baidu.com/subview/88424/13657111.htm" office:target-frame-name="_blank" xlink:show="new"><text:span text:style-name="T5">马尔科夫</text:span></text:a><text:span text:style-name="T3">过程：上一次的变换结果对本次变换有影响，上次</text:span><text:span text:style-name="T2">modelview</text:span><text:span text:style-name="T3">变换后物体在世界坐标系下的位置是本次</text:span><text:span text:style-name="T2">modelview</text:span><text:span text:style-name="T3">变换的起点。默认时本次变换和上次变换不独立。</text:span></text:p>
      <text:p text:style-name="P4"><text:span text:style-name="T2">2</text:span><text:span text:style-name="T3">）</text:span><text:span text:style-name="T2">OpenGL</text:span><text:span text:style-name="T3">物体建模实际上是分两步走的。第一步，在世界坐标系的原点位置绘制出该物体；第二步，通过</text:span><text:span text:style-name="T2">modelview</text:span><text:a xlink:type="simple" xlink:href="http://baike.baidu.com/subview/2692292/2692292.htm" office:target-frame-name="_blank" xlink:show="new"><text:span text:style-name="T5">变换矩阵</text:span></text:a><text:span text:style-name="T3">对世界坐标系原点处的物体进行</text:span><text:a xlink:type="simple" xlink:href="http://baike.baidu.com/subview/954621/954621.htm" office:target-frame-name="_blank" xlink:show="new"><text:span text:style-name="T5">仿射变换</text:span></text:a><text:span text:style-name="T3">，将该物体移动到</text:span><text:a xlink:type="simple" xlink:href="http://baike.baidu.com/subview/829500/829500.htm" office:target-frame-name="_blank" xlink:show="new"><text:span text:style-name="T5">世界坐标系</text:span></text:a><text:span text:style-name="T3">的目标位置处。</text:span></text:p>
      <text:p text:style-name="P4"><text:span text:style-name="T2">3</text:span><text:span text:style-name="T3">）将</text:span><text:span text:style-name="T2">modelview</text:span><text:span text:style-name="T3">变换放在</text:span><text:span text:style-name="T2">glPushMatrix</text:span><text:span text:style-name="T3">和</text:span><text:a xlink:type="simple" xlink:href="http://baike.baidu.com/subview/1280555/1280555.htm" office:target-frame-name="_blank" xlink:show="new"><text:span text:style-name="T4">glPopMatrix</text:span></text:a><text:span text:style-name="T3">之间可以使本次变换和上次变换独立。</text:span></text:p>
      <text:p text:style-name="P5"><text:span text:style-name="T6">4</text:span><text:span text:style-name="T7">）凡是使用</text:span><text:span text:style-name="T6">glPushMatrix()</text:span><text:span text:style-name="T7">和</text:span><text:span text:style-name="T6">glPopMatrix()</text:span><text:span text:style-name="T7">的程序一般可以判定是采用世界坐标系建模。既世界坐标系固定，</text:span><text:span text:style-name="T6">modelview</text:span><text:span text:style-name="T7">矩阵移动物体。</text:span></text:p>
      <text:p text:style-name="P4"><text:span text:style-name="T3">一般说来，矩阵堆栈常用于构造具有继承性的模型，即由一些简单目标构成的复杂模型。例如，一辆自</text:span><text:soft-page-break/><text:span text:style-name="T3">行车就是由两个轮子、一个</text:span><text:a xlink:type="simple" xlink:href="http://baike.baidu.com/subview/1125591/1125591.htm" office:target-frame-name="_blank" xlink:show="new"><text:span text:style-name="T5">三角架</text:span></text:a><text:span text:style-name="T3">及其它一些零部件构成的。它的继承性表现在当自行车往前走时，首先是前轮旋转，然后整个车身向前平移，接着是后轮旋转，然后整个车身向前平移，如此进行下去，这样自行车就往前走了。将上述模型的构造过程放在</text:span><text:span text:style-name="T2">glPushMatrix</text:span><text:span text:style-name="T3">和</text:span><text:span text:style-name="T2">glPopMatrix</text:span><text:span text:style-name="T3">之间，则本次汽车在</text:span><text:a xlink:type="simple" xlink:href="http://baike.baidu.com/subview/829500/829500.htm" office:target-frame-name="_blank" xlink:show="new"><text:span text:style-name="T5">世界坐标系</text:span></text:a><text:span text:style-name="T3">中的位置不是基于上一次汽车的位置而给出的（以前一次的位置为参考），而是直接给出的以世界下的坐标</text:span><text:span text:style-name="T2">(</text:span><text:span text:style-name="T3">以世界坐标系的原点为参考</text:span><text:span text:style-name="T2">)</text:span><text:span text:style-name="T3">。整个过程是符合人的思维过程的，由于每次建模都是以</text:span><text:a xlink:type="simple" xlink:href="http://baike.baidu.com/subview/3409409/3409409.htm" office:target-frame-name="_blank" xlink:show="new"><text:span text:style-name="T5">单位阵</text:span></text:a><text:span text:style-name="T3">为变换起点，故便于采用统一的实现方式进行处理。</text:span></text:p>
      <text:p text:style-name="P4"><text:span text:style-name="T3">矩阵</text:span><text:a xlink:type="simple" xlink:href="http://baike.baidu.com/subview/93201/93201.htm" office:target-frame-name="_blank" xlink:show="new"><text:span text:style-name="T5">堆栈</text:span></text:a><text:span text:style-name="T3">对复杂模型运动过程中的多个变换操作之间的联系与独立十分有利。因为所有矩阵操作函数如</text:span><text:span text:style-name="T2">glLoadMatrix()</text:span><text:span text:style-name="T3">、</text:span><text:span text:style-name="T2">glMultMatrix()</text:span><text:span text:style-name="T3">、</text:span><text:a xlink:type="simple" xlink:href="http://baike.baidu.com/subview/1788549/1788549.htm" office:target-frame-name="_blank" xlink:show="new"><text:span text:style-name="T4">glLoadIdentity</text:span></text:a><text:span text:style-name="T2">()</text:span><text:span text:style-name="T3">等只处理当前矩阵或堆栈顶部矩阵，这样堆栈中下面的其它矩阵就不受影响。堆栈操作函数有以下两个：</text:span></text:p>
      <text:p text:style-name="P4"><text:span text:style-name="T2">void glPushMatrix(</text:span><text:a xlink:type="simple" xlink:href="http://baike.baidu.com/subview/1004734/15302678.htm" office:target-frame-name="_blank" xlink:show="new"><text:span text:style-name="T4">void</text:span></text:a><text:span text:style-name="T2">);</text:span></text:p>
      <text:p text:style-name="P6">void glPopMatrix(void);</text:p>
      <text:p text:style-name="P4"><text:span text:style-name="T3">第一个函数表示将所有矩阵依次压入堆栈中，顶部矩阵是第二个矩阵的备份；压入的矩阵数不能太多，否则出错。第二个函数表示弹出</text:span><text:a xlink:type="simple" xlink:href="http://baike.baidu.com/subview/93201/93201.htm" office:target-frame-name="_blank" xlink:show="new"><text:span text:style-name="T5">堆栈</text:span></text:a><text:span text:style-name="T3">顶部的矩阵，令原第二个矩阵成为顶部矩阵，接受当前操作，故原顶部矩阵被破坏；当堆栈中仅存一个矩阵时，不能进行弹出操作，否则出错。由此看出，矩阵堆栈操作与压入矩阵的顺序刚好相反，编程时要特别注意矩阵操作的顺序。为了更好地理解这两个函数，我们可以形象地认为</text:span><text:span text:style-name="T2">glPushMatrix()</text:span><text:span text:style-name="T3">就是“记住自己在哪”，</text:span><text:a xlink:type="simple" xlink:href="http://baike.baidu.com/subview/1280555/1280555.htm" office:target-frame-name="_blank" xlink:show="new"><text:span text:style-name="T4">glPopMatrix</text:span></text:a><text:span text:style-name="T2">()</text:span><text:span text:style-name="T3">就是“返回自己原来所在地”。</text:span></text:p>
      <text:p text:style-name="P1">3：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4T22:58:46.258733887</meta:creation-date>
    <dc:date>2015-11-25T00:40:07.627288392</dc:date>
    <meta:editing-duration>PT1H26M11S</meta:editing-duration>
    <meta:editing-cycles>1</meta:editing-cycles>
    <meta:document-statistic meta:table-count="0" meta:image-count="0" meta:object-count="0" meta:page-count="2" meta:paragraph-count="30" meta:word-count="1321" meta:character-count="2295" meta:non-whitespace-character-count="2218"/>
    <meta:generator>LibreOffice/4.2.8.2$Linux_X86_64 LibreOffice_project/420m0$Build-2</meta:generator>
  </office:meta>
</office:document-meta>
</file>